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vWithVar.addVarElement( SetVar var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vWithVar.PrevWithV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vWithVar.PrevWithVar( SetVar var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